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  <style:text-properties officeooo:paragraph-rsid="0018e8f7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acb25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80020624" text:id="ct10610288002062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80020832" text:id="ct10610288002083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80021040" text:id="ct10610288002104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4" text:outline-level="1"><text:change text:change-id="ct106102880020624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102880020832"/><text:change-start text:change-id="ct106102880021040"/>Version History<text:change-end text:change-id="ct10610288002104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acb25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1:07.723781266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2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22S</meta:editing-duration>
    <meta:generator>LibreOffice/4.4.0.3$MacOSX_X86_64 LibreOffice_project/de093506bcdc5fafd9023ee680b8c60e3e0645d7</meta:generator>
    <dc:date>2015-02-24T17:31:07.623066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8" meta:character-count="465" meta:non-whitespace-character-count="394"/>
  </office:meta>
</office:document-meta>
</file>